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3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13.3pt"/>
    </style:style>
    <style:style style:name="co6" style:family="table-column">
      <style:table-column-properties fo:break-before="auto" style:column-width="11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40 Sheet1.A1:Sheet1.G40 Sheet1.A1:Sheet1.G40">
        <table:table-column table:style-name="co1" table:default-cell-style-name="Default"/>
        <table:table-column table:style-name="co2" table:number-columns-repeated="2" table:default-cell-style-name="ce3"/>
        <table:table-column table:style-name="co2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1 thread</text:p>
          </table:table-cell>
          <table:table-cell table:style-name="ce2" office:value-type="string" calcext:value-type="string">
            <text:p>2 threads</text:p>
          </table:table-cell>
          <table:table-cell table:number-columns-repeated="2"/>
          <table:table-cell table:style-name="ce2" office:value-type="string" calcext:value-type="string">
            <text:p>1 thread</text:p>
          </table:table-cell>
          <table:table-cell table:style-name="ce2" office:value-type="string" calcext:value-type="string">
            <text:p>2 threads</text:p>
          </table:table-cell>
        </table:table-row>
        <table:table-row table:style-name="ro1">
          <table:table-cell table:style-name="ce1" office:value-type="string" calcext:value-type="string">
            <text:p>Part A</text:p>
          </table:table-cell>
          <table:table-cell table:number-columns-repeated="2" office:value-type="float" office:value="0.02771" calcext:value-type="float">
            <text:p>0.02771</text:p>
          </table:table-cell>
          <table:table-cell/>
          <table:table-cell table:style-name="ce1" office:value-type="string" calcext:value-type="string">
            <text:p>Part B</text:p>
          </table:table-cell>
          <table:table-cell table:number-columns-repeated="2" table:style-name="ce3" office:value-type="float" office:value="0.02771" calcext:value-type="float">
            <text:p>0.02771</text:p>
          </table:table-cell>
        </table:table-row>
        <table:table-row table:style-name="ro1">
          <table:table-cell/>
          <table:table-cell table:number-columns-repeated="2" office:value-type="float" office:value="0.04314" calcext:value-type="float">
            <text:p>0.04314</text:p>
          </table:table-cell>
          <table:table-cell table:number-columns-repeated="2"/>
          <table:table-cell table:number-columns-repeated="2" table:style-name="ce3" office:value-type="float" office:value="0.04314" calcext:value-type="float">
            <text:p>0.04314</text:p>
          </table:table-cell>
        </table:table-row>
        <table:table-row table:style-name="ro1">
          <table:table-cell/>
          <table:table-cell table:number-columns-repeated="2" office:value-type="float" office:value="0.05175" calcext:value-type="float">
            <text:p>0.05175</text:p>
          </table:table-cell>
          <table:table-cell table:number-columns-repeated="2"/>
          <table:table-cell table:number-columns-repeated="2" table:style-name="ce3" office:value-type="float" office:value="0.05175" calcext:value-type="float">
            <text:p>0.05175</text:p>
          </table:table-cell>
        </table:table-row>
        <table:table-row table:style-name="ro1">
          <table:table-cell/>
          <table:table-cell table:number-columns-repeated="2" office:value-type="float" office:value="0.05655" calcext:value-type="float">
            <text:p>0.05655</text:p>
          </table:table-cell>
          <table:table-cell table:number-columns-repeated="2"/>
          <table:table-cell table:number-columns-repeated="2" table:style-name="ce3" office:value-type="float" office:value="0.05655" calcext:value-type="float">
            <text:p>0.05655</text:p>
          </table:table-cell>
        </table:table-row>
        <table:table-row table:style-name="ro1">
          <table:table-cell/>
          <table:table-cell table:number-columns-repeated="2" office:value-type="float" office:value="0.05926" calcext:value-type="float">
            <text:p>0.05926</text:p>
          </table:table-cell>
          <table:table-cell table:number-columns-repeated="2"/>
          <table:table-cell table:number-columns-repeated="2" table:style-name="ce3" office:value-type="float" office:value="0.05926" calcext:value-type="float">
            <text:p>0.05926</text:p>
          </table:table-cell>
        </table:table-row>
        <table:table-row table:style-name="ro1">
          <table:table-cell/>
          <table:table-cell table:number-columns-repeated="2" office:value-type="float" office:value="0.06082" calcext:value-type="float">
            <text:p>0.06082</text:p>
          </table:table-cell>
          <table:table-cell table:number-columns-repeated="2"/>
          <table:table-cell table:number-columns-repeated="2" table:style-name="ce3" office:value-type="float" office:value="0.06082" calcext:value-type="float">
            <text:p>0.06082</text:p>
          </table:table-cell>
        </table:table-row>
        <table:table-row table:style-name="ro1">
          <table:table-cell/>
          <table:table-cell table:number-columns-repeated="2" office:value-type="float" office:value="0.06179" calcext:value-type="float">
            <text:p>0.06179</text:p>
          </table:table-cell>
          <table:table-cell table:number-columns-repeated="2"/>
          <table:table-cell table:number-columns-repeated="2" table:style-name="ce3" office:value-type="float" office:value="0.06179" calcext:value-type="float">
            <text:p>0.06179</text:p>
          </table:table-cell>
        </table:table-row>
        <table:table-row table:style-name="ro1">
          <table:table-cell/>
          <table:table-cell table:number-columns-repeated="2" office:value-type="float" office:value="0.0625" calcext:value-type="float">
            <text:p>0.0625</text:p>
          </table:table-cell>
          <table:table-cell table:number-columns-repeated="2"/>
          <table:table-cell table:number-columns-repeated="2" table:style-name="ce3" office:value-type="float" office:value="0.0625" calcext:value-type="float">
            <text:p>0.0625</text:p>
          </table:table-cell>
        </table:table-row>
        <table:table-row table:style-name="ro1">
          <table:table-cell/>
          <table:table-cell table:number-columns-repeated="2" office:value-type="float" office:value="0.06321" calcext:value-type="float">
            <text:p>0.06321</text:p>
          </table:table-cell>
          <table:table-cell table:number-columns-repeated="2"/>
          <table:table-cell table:number-columns-repeated="2" table:style-name="ce3" office:value-type="float" office:value="0.06321" calcext:value-type="float">
            <text:p>0.06321</text:p>
          </table:table-cell>
        </table:table-row>
        <table:table-row table:style-name="ro1">
          <table:table-cell/>
          <table:table-cell table:number-columns-repeated="2" office:value-type="float" office:value="0.06418" calcext:value-type="float">
            <text:p>0.06418</text:p>
          </table:table-cell>
          <table:table-cell table:number-columns-repeated="2"/>
          <table:table-cell table:number-columns-repeated="2" table:style-name="ce3" office:value-type="float" office:value="0.06418" calcext:value-type="float">
            <text:p>0.06418</text:p>
          </table:table-cell>
        </table:table-row>
        <table:table-row table:style-name="ro1">
          <table:table-cell/>
          <table:table-cell table:number-columns-repeated="2" office:value-type="float" office:value="0.06574" calcext:value-type="float">
            <text:p>0.06574</text:p>
          </table:table-cell>
          <table:table-cell table:number-columns-repeated="2"/>
          <table:table-cell table:number-columns-repeated="2" table:style-name="ce3" office:value-type="float" office:value="0.06574" calcext:value-type="float">
            <text:p>0.06574</text:p>
          </table:table-cell>
        </table:table-row>
        <table:table-row table:style-name="ro1">
          <table:table-cell/>
          <table:table-cell table:number-columns-repeated="2" office:value-type="float" office:value="0.06845" calcext:value-type="float">
            <text:p>0.06845</text:p>
          </table:table-cell>
          <table:table-cell table:number-columns-repeated="2"/>
          <table:table-cell table:number-columns-repeated="2" table:style-name="ce3" office:value-type="float" office:value="0.06845" calcext:value-type="float">
            <text:p>0.06845</text:p>
          </table:table-cell>
        </table:table-row>
        <table:table-row table:style-name="ro1">
          <table:table-cell/>
          <table:table-cell table:number-columns-repeated="2" office:value-type="float" office:value="0.07325" calcext:value-type="float">
            <text:p>0.07325</text:p>
          </table:table-cell>
          <table:table-cell table:number-columns-repeated="2"/>
          <table:table-cell table:number-columns-repeated="2" table:style-name="ce3" office:value-type="float" office:value="0.07325" calcext:value-type="float">
            <text:p>0.07325</text:p>
          </table:table-cell>
        </table:table-row>
        <table:table-row table:style-name="ro1">
          <table:table-cell/>
          <table:table-cell table:number-columns-repeated="2" office:value-type="float" office:value="0.08186" calcext:value-type="float">
            <text:p>0.08186</text:p>
          </table:table-cell>
          <table:table-cell table:number-columns-repeated="2"/>
          <table:table-cell table:number-columns-repeated="2" table:style-name="ce3" office:value-type="float" office:value="0.08186" calcext:value-type="float">
            <text:p>0.08186</text:p>
          </table:table-cell>
        </table:table-row>
        <table:table-row table:style-name="ro1">
          <table:table-cell/>
          <table:table-cell table:number-columns-repeated="2" office:value-type="float" office:value="0.09729" calcext:value-type="float">
            <text:p>0.09729</text:p>
          </table:table-cell>
          <table:table-cell table:number-columns-repeated="2"/>
          <table:table-cell table:number-columns-repeated="2" table:style-name="ce3" office:value-type="float" office:value="0.09729" calcext:value-type="float">
            <text:p>0.09729</text:p>
          </table:table-cell>
        </table:table-row>
        <table:table-row table:style-name="ro1">
          <table:table-cell/>
          <table:table-cell table:number-columns-repeated="2" office:value-type="float" office:value="0.0625" calcext:value-type="float">
            <text:p>0.0625</text:p>
          </table:table-cell>
          <table:table-cell table:number-columns-repeated="2"/>
          <table:table-cell table:number-columns-repeated="2" table:style-name="ce3" office:value-type="float" office:value="0.0625" calcext:value-type="float">
            <text:p>0.0625</text:p>
          </table:table-cell>
        </table:table-row>
        <table:table-row table:style-name="ro1">
          <table:table-cell table:style-name="ce1" office:value-type="string" calcext:value-type="string">
            <text:p>TIME(s)</text:p>
          </table:table-cell>
          <table:table-cell table:style-name="Default" office:value-type="float" office:value="0.005412701517" calcext:value-type="float">
            <text:p>0.005412701517</text:p>
          </table:table-cell>
          <table:table-cell table:style-name="Default" office:value-type="float" office:value="0.004615988582" calcext:value-type="float">
            <text:p>0.004615988582</text:p>
          </table:table-cell>
          <table:table-cell/>
          <table:table-cell table:style-name="ce1" office:value-type="string" calcext:value-type="string">
            <text:p>TIME(s)</text:p>
          </table:table-cell>
          <table:table-cell table:style-name="ce7" office:value-type="float" office:value="0.002069871873" calcext:value-type="float">
            <text:p>0.002069871873</text:p>
          </table:table-cell>
          <table:table-cell office:value-type="float" office:value="0.002543859184" calcext:value-type="float">
            <text:p>0.00254385918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ESULT</text:p>
          </table:table-cell>
          <table:covered-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 processor</text:p>
          </table:table-cell>
          <table:table-cell table:style-name="ce1" office:value-type="string" calcext:value-type="string">
            <text:p>2 processo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t C</text:p>
          </table:table-cell>
          <table:table-cell table:number-columns-repeated="2" office:value-type="float" office:value="0.02771" calcext:value-type="float">
            <text:p>0.02771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5" office:value-type="float" office:value="0.09729" calcext:value-type="float">
            <text:p>0.09729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float" office:value="0.04314" calcext:value-type="float">
            <text:p>0.04314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5" office:value-type="float" office:value="0.02771" calcext:value-type="float">
            <text:p>0.02771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float" office:value="0.05175" calcext:value-type="float">
            <text:p>0.05175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table:number-columns-repeated="2" office:value-type="float" office:value="0.05655" calcext:value-type="float">
            <text:p>0.05655</text:p>
          </table:table-cell>
          <table:table-cell/>
          <table:table-cell table:style-name="ce6" office:value-type="string" calcext:value-type="string">
            <text:p>Consistent across all three parts</text:p>
          </table:table-cell>
          <table:table-cell table:style-name="ce6" table:number-columns-repeated="2"/>
        </table:table-row>
        <table:table-row table:style-name="ro1">
          <table:table-cell/>
          <table:table-cell table:number-columns-repeated="2" office:value-type="float" office:value="0.05926" calcext:value-type="float">
            <text:p>0.059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082" calcext:value-type="float">
            <text:p>0.0608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179" calcext:value-type="float">
            <text:p>0.0617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25" calcext:value-type="float">
            <text:p>0.06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321" calcext:value-type="float">
            <text:p>0.063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418" calcext:value-type="float">
            <text:p>0.064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574" calcext:value-type="float">
            <text:p>0.0657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845" calcext:value-type="float">
            <text:p>0.0684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7325" calcext:value-type="float">
            <text:p>0.073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8186" calcext:value-type="float">
            <text:p>0.0818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9729" calcext:value-type="float">
            <text:p>0.0972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625" calcext:value-type="float">
            <text:p>0.0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ME(s)</text:p>
          </table:table-cell>
          <table:table-cell table:style-name="Default" office:value-type="float" office:value="0.003218889236" calcext:value-type="float">
            <text:p>0.003218889236</text:p>
          </table:table-cell>
          <table:table-cell table:style-name="Default" office:value-type="float" office:value="0.005140066147" calcext:value-type="float">
            <text:p>0.005140066147</text:p>
          </table:table-cell>
          <table:table-cell table:number-columns-repeated="4"/>
        </table:table-row>
      </table:table>
      <table:table table:name="Sheet2" table:style-name="ta1" table:print-ranges="Sheet2.A1:Sheet2.H22 Sheet2.A1:Sheet2.H22 Sheet2.A1:Sheet2.H22">
        <table:shapes>
          <draw:frame draw:z-index="0" draw:style-name="gr1" draw:text-style-name="P1" svg:width="453.51pt" svg:height="255.09pt" svg:x="49.01pt" svg:y="333.3pt">
            <draw:object draw:notify-on-update-of-ranges="Sheet2.A6:Sheet2.A9 Sheet2.C6:Sheet2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8.27pt" svg:y="591.62pt">
            <draw:object draw:notify-on-update-of-ranges="Sheet2.E6:Sheet2.E9 Sheet2.G6:Sheet2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51.2pt" svg:y="559.02pt">
            <draw:object draw:notify-on-update-of-ranges="Sheet2.A17:Sheet2.A21 Sheet2.C17:Sheet2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4.8pt" svg:y="1016.02pt">
            <draw:object draw:notify-on-update-of-ranges="Sheet2.C74:Sheet2.C78 Sheet2.E74:Sheet2.E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45.67pt" svg:y="1326.44pt">
            <draw:object draw:notify-on-update-of-ranges="Sheet2.I80:Sheet2.I84 Sheet2.J80:Sheet2.J84 Sheet2.I80:Sheet2.I84 Sheet2.K80:Sheet2.K8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Part A</text:p>
          </table:table-cell>
          <table:table-cell table:number-columns-repeated="3"/>
          <table:table-cell table:style-name="ce1" office:value-type="string" calcext:value-type="string">
            <text:p>Part B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umber of thread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1" office:value-type="string" calcext:value-type="string">
            <text:p>Number of thread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106026008725" calcext:value-type="float">
            <text:p>19.106026008725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74401325" calcext:value-type="float">
            <text:p>0.06974401325</text:p>
          </table:table-cell>
          <table:table-cell table:formula="of:=[.F6]/[.F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5927259177" calcext:value-type="float">
            <text:p>9.85927259177</text:p>
          </table:table-cell>
          <table:table-cell table:formula="of:=[.B6]/[.B7]" office:value-type="float" office:value="1.93787379655916" calcext:value-type="float">
            <text:p>1.93787379655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2615704238" calcext:value-type="float">
            <text:p>0.042615704238</text:p>
          </table:table-cell>
          <table:table-cell table:formula="of:=[.F6]/[.F7]" office:value-type="float" office:value="1.63658009405392" calcext:value-type="float">
            <text:p>1.636580094053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74900947511" calcext:value-type="float">
            <text:p>5.074900947511</text:p>
          </table:table-cell>
          <table:table-cell table:formula="of:=[.B6]/[.B8]" office:value-type="float" office:value="3.76480766941779" calcext:value-type="float">
            <text:p>3.76480766941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7723938227" calcext:value-type="float">
            <text:p>0.027723938227</text:p>
          </table:table-cell>
          <table:table-cell table:formula="of:=[.F6]/[.F8]" office:value-type="float" office:value="2.51566038991088" calcext:value-type="float">
            <text:p>2.5156603899108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47535645217" calcext:value-type="float">
            <text:p>4.447535645217</text:p>
          </table:table-cell>
          <table:table-cell table:formula="of:=[.B6]/[.B9]" office:value-type="float" office:value="4.29586798911261" calcext:value-type="float">
            <text:p>4.29586798911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2115117386" calcext:value-type="float">
            <text:p>0.02115117386</text:p>
          </table:table-cell>
          <table:table-cell table:formula="of:=[.F6]/[.F9]" office:value-type="float" office:value="3.29740626745527" calcext:value-type="float">
            <text:p>3.29740626745527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Part C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string" calcext:value-type="string">
            <text:p>Number of processors</text:p>
          </table:table-cell>
          <table:table-cell table:style-name="ce1"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rocesso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number-columns-repeated="2"/>
          <table:table-cell table:style-name="ce5" office:value-type="string" calcext:value-type="string">
            <text:p>Ymax</text:p>
          </table:table-cell>
          <table:table-cell table:style-name="ce5" office:value-type="float" office:value="0.00097" calcext:value-type="float">
            <text:p>0.000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352093219757" calcext:value-type="float">
            <text:p>29.352093219757</text:p>
          </table:table-cell>
          <table:table-cell table:formula="of:=[.B17]/[.B17]"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Ymin</text:p>
          </table:table-cell>
          <table:table-cell table:style-name="ce5" office:value-type="float" office:value="0.00028" calcext:value-type="float">
            <text:p>0.000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.5" calcext:value-type="float">
            <text:p>17.5</text:p>
          </table:table-cell>
          <table:table-cell table:formula="of:=[.L16]/[.L17]" office:value-type="float" office:value="2.05142857142857" calcext:value-type="float">
            <text:p>2.051428571428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937274932861" calcext:value-type="float">
            <text:p>26.937274932861</text:p>
          </table:table-cell>
          <table:table-cell table:formula="of:=[.B17]/[.B18]" office:value-type="float" office:value="1.08964597543422" calcext:value-type="float">
            <text:p>1.0896459754342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table:style-name="ce8" table:formula="of:=[.L16]/[.L18]" office:value-type="float" office:value="4.6025641025641" calcext:value-type="float">
            <text:p>4.60256410256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78080892563" calcext:value-type="float">
            <text:p>13.078080892563</text:p>
          </table:table-cell>
          <table:table-cell table:formula="of:=[.B17]/[.B19]" office:value-type="float" office:value="2.24437312025256" calcext:value-type="float">
            <text:p>2.2443731202525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table:formula="of:=[.L16]/[.L19]" office:value-type="float" office:value="4.37804878048781" calcext:value-type="float">
            <text:p>4.378048780487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93218803406" calcext:value-type="float">
            <text:p>5.593218803406</text:p>
          </table:table-cell>
          <table:table-cell table:formula="of:=[.B17]/[.B20]" office:value-type="float" office:value="5.24779992548888" calcext:value-type="float">
            <text:p>5.2477999254888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34925079346" calcext:value-type="float">
            <text:p>4.934925079346</text:p>
          </table:table-cell>
          <table:table-cell table:formula="of:=[.B17]/[.B21]" office:value-type="float" office:value="5.94782955117262" calcext:value-type="float">
            <text:p>5.94782955117262</text:p>
          </table:table-cell>
          <table:table-cell table:number-columns-repeated="12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1"/>
          <table:table-cell table:style-name="ce1" office:value-type="string" calcext:value-type="string">
            <text:p>Number of processors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8.95" calcext:value-type="float">
            <text:p>8.95</text:p>
          </table:table-cell>
          <table:table-cell table:formula="of:=[.M36]/[.M37]" office:value-type="float" office:value="2.45810055865922" calcext:value-type="float">
            <text:p>2.45810055865922</text:p>
          </table:table-cell>
          <table:table-cell table:formula="of:=[.N37]/[.L37]*100" office:value-type="float" office:value="122.905027932961" calcext:value-type="float">
            <text:p>122.905027932961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.09</text:p>
          </table:table-cell>
          <table:table-cell table:formula="of:=[.M36]/[.M38]" office:value-type="float" office:value="5.37897310513448" calcext:value-type="float">
            <text:p>5.37897310513448</text:p>
          </table:table-cell>
          <table:table-cell table:formula="of:=[.N38]/[.L38]*100" office:value-type="float" office:value="134.474327628362" calcext:value-type="float">
            <text:p>134.474327628362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.28" calcext:value-type="float">
            <text:p>2.28</text:p>
          </table:table-cell>
          <table:table-cell table:formula="of:=[.M36]/[.M39]" office:value-type="float" office:value="9.64912280701754" calcext:value-type="float">
            <text:p>9.64912280701754</text:p>
          </table:table-cell>
          <table:table-cell table:formula="of:=[.N39]/[.L39]*100" office:value-type="float" office:value="120.614035087719" calcext:value-type="float">
            <text:p>120.614035087719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1.24" calcext:value-type="float">
            <text:p>1.24</text:p>
          </table:table-cell>
          <table:table-cell table:formula="of:=[.M36]/[.M40]" office:value-type="float" office:value="17.741935483871" calcext:value-type="float">
            <text:p>17.741935483871</text:p>
          </table:table-cell>
          <table:table-cell table:formula="of:=[.N40]/[.L40]*100" office:value-type="float" office:value="110.887096774194" calcext:value-type="float">
            <text:p>110.887096774194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0.99" calcext:value-type="float">
            <text:p>0.99</text:p>
          </table:table-cell>
          <table:table-cell table:formula="of:=[.M36]/[.M41]" office:value-type="float" office:value="22.2222222222222" calcext:value-type="float">
            <text:p>22.2222222222222</text:p>
          </table:table-cell>
          <table:table-cell table:formula="of:=[.N41]/[.L41]*100" office:value-type="float" office:value="69.4444444444444" calcext:value-type="float">
            <text:p>69.4444444444444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1.22" calcext:value-type="float">
            <text:p>1.22</text:p>
          </table:table-cell>
          <table:table-cell table:formula="of:=[.M36]/[.M42]" office:value-type="float" office:value="18.0327868852459" calcext:value-type="float">
            <text:p>18.0327868852459</text:p>
          </table:table-cell>
          <table:table-cell table:formula="of:=[.N42]/[.L42]*100" office:value-type="float" office:value="90.1639344262295" calcext:value-type="float">
            <text:p>90.1639344262295</text:p>
          </table:table-cell>
        </table:table-row>
        <table:table-row table:style-name="ro1" table:number-rows-repeated="29"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PART C INTEL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nproc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31585931778" calcext:value-type="float">
            <text:p>29.531585931778</text:p>
          </table:table-cell>
          <table:table-cell table:formula="of:=[.D74]/[.D7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.120687007904" calcext:value-type="float">
            <text:p>27.120687007904</text:p>
          </table:table-cell>
          <table:table-cell table:formula="of:=[.D74]/[.D75]" office:value-type="float" office:value="1.08889520103865" calcext:value-type="float">
            <text:p>1.088895201038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.293542146683" calcext:value-type="float">
            <text:p>13.293542146683</text:p>
          </table:table-cell>
          <table:table-cell table:formula="of:=[.D74]/[.D76]" office:value-type="float" office:value="2.22149864994009" calcext:value-type="float">
            <text:p>2.22149864994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.974073886871" calcext:value-type="float">
            <text:p>5.974073886871</text:p>
          </table:table-cell>
          <table:table-cell table:formula="of:=[.D74]/[.D77]" office:value-type="float" office:value="4.94329104242893" calcext:value-type="float">
            <text:p>4.9432910424289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302456140518" calcext:value-type="float">
            <text:p>3.302456140518</text:p>
          </table:table-cell>
          <table:table-cell table:formula="of:=[.D74]/[.D78]" office:value-type="float" office:value="8.94230980676881" calcext:value-type="float">
            <text:p>8.94230980676881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08964597543422" calcext:value-type="float">
            <text:p>1.08964597543422</text:p>
          </table:table-cell>
          <table:table-cell office:value-type="float" office:value="1.08889520103865" calcext:value-type="float">
            <text:p>1.0888952010386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.24437312025256" calcext:value-type="float">
            <text:p>2.24437312025256</text:p>
          </table:table-cell>
          <table:table-cell office:value-type="float" office:value="2.22149864994009" calcext:value-type="float">
            <text:p>2.2214986499400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.24779992548888" calcext:value-type="float">
            <text:p>5.24779992548888</text:p>
          </table:table-cell>
          <table:table-cell office:value-type="float" office:value="4.94329104242893" calcext:value-type="float">
            <text:p>4.9432910424289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5.94782955117262" calcext:value-type="float">
            <text:p>5.94782955117262</text:p>
          </table:table-cell>
          <table:table-cell office:value-type="float" office:value="8.94230980676881" calcext:value-type="float">
            <text:p>8.942309806768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2:30:27.964012677</meta:creation-date>
    <meta:generator>LibreOffice/6.1.5.2$Linux_X86_64 LibreOffice_project/10$Build-2</meta:generator>
    <dc:date>2019-02-26T17:29:15.555216682</dc:date>
    <meta:editing-duration>P1DT3H36M19S</meta:editing-duration>
    <meta:editing-cycles>38</meta:editing-cycles>
    <meta:document-statistic meta:table-count="2" meta:cell-count="2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1cm" svg:y="0.296cm" chart:style-name="ch2">
          <text:p>PART A: NO. OF THREADS vs. SPEEDUP</text:p>
        </chart:title>
        <chart:plot-area chart:style-name="ch3" table:cell-range-address="Sheet2.A6:Sheet2.A9 Sheet2.C6:Sheet2.C9" svg:x="1.331cm" svg:y="1.275cm" svg:width="14.349cm" svg:height="6.564cm">
          <chartooo:coordinate-region svg:x="2.058cm" svg:y="1.474cm" svg:width="13.528cm" svg:height="5.718cm"/>
          <chart:axis chart:dimension="x" chart:name="primary-x" chart:style-name="ch4">
            <chart:title svg:x="7.112cm" svg:y="8.019cm" chart:style-name="ch5">
              <text:p>NO. OF THREADS</text:p>
            </chart:title>
          </chart:axis>
          <chart:axis chart:dimension="y" chart:name="primary-y" chart:style-name="ch4">
            <chart:title svg:x="0.451cm" svg:y="5.382cm" chart:style-name="ch6">
              <text:p>SPEEDUP</text:p>
            </chart:title>
            <chart:grid chart:style-name="ch7" chart:class="major"/>
          </chart:axis>
          <chart:series chart:style-name="ch8" chart:values-cell-range-address="Sheet2.C6:Sheet2.C9" chart:class="chart:scatter">
            <chart:domain table:cell-range-address="Sheet2.A6:Sheet2.A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6:Sheet2.A9</svg:desc>
                </draw:g>
              </table:table-cell>
              <table:table-cell office:value-type="float" office:value="1">
                <text:p>1</text:p>
                <draw:g>
                  <svg:desc>Sheet2.C6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787379655916">
                <text:p>1.93787379655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6480766941779">
                <text:p>3.76480766941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29586798911261">
                <text:p>4.29586798911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PART B: NO. OF THREADS vs. SPEEDUP</text:p>
        </chart:title>
        <chart:plot-area chart:style-name="ch3" table:cell-range-address="Sheet2.E6:Sheet2.E9 Sheet2.G6:Sheet2.G9" svg:x="1.331cm" svg:y="1.275cm" svg:width="14.349cm" svg:height="6.564cm">
          <chartooo:coordinate-region svg:x="2.058cm" svg:y="1.474cm" svg:width="13.528cm" svg:height="5.718cm"/>
          <chart:axis chart:dimension="x" chart:name="primary-x" chart:style-name="ch4">
            <chart:title svg:x="7.112cm" svg:y="8.019cm" chart:style-name="ch5">
              <text:p>NO. OF THREADS</text:p>
            </chart:title>
          </chart:axis>
          <chart:axis chart:dimension="y" chart:name="primary-y" chart:style-name="ch4">
            <chart:title svg:x="0.451cm" svg:y="5.382cm" chart:style-name="ch6">
              <text:p>SPEEDUP</text:p>
            </chart:title>
            <chart:grid chart:style-name="ch7" chart:class="major"/>
          </chart:axis>
          <chart:series chart:style-name="ch8" chart:values-cell-range-address="Sheet2.G6:Sheet2.G9" chart:class="chart:scatter">
            <chart:domain table:cell-range-address="Sheet2.E6:Sheet2.E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E6:Sheet2.E9</svg:desc>
                </draw:g>
              </table:table-cell>
              <table:table-cell office:value-type="float" office:value="1">
                <text:p>1</text:p>
                <draw:g>
                  <svg:desc>Sheet2.G6:Sheet2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658009405392">
                <text:p>1.63658009405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1566038991088">
                <text:p>2.51566038991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9740626745527">
                <text:p>3.297406267455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PART C: NO. OF PROCESSORS vs. SPEEDUP</text:p>
        </chart:title>
        <chart:plot-area chart:style-name="ch3" table:cell-range-address="Sheet2.A17:Sheet2.A21 Sheet2.C17:Sheet2.C21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6.754cm" svg:y="8.019cm" chart:style-name="ch5">
              <text:p>NO. OF PROCESSORS</text:p>
            </chart:title>
          </chart:axis>
          <chart:axis chart:dimension="y" chart:name="primary-y" chart:style-name="ch4">
            <chart:title svg:x="0.451cm" svg:y="5.382cm" chart:style-name="ch6">
              <text:p>SPEEDUP</text:p>
            </chart:title>
            <chart:grid chart:style-name="ch7" chart:class="major"/>
          </chart:axis>
          <chart:series chart:style-name="ch8" chart:values-cell-range-address="Sheet2.C17:Sheet2.C21" chart:class="chart:scatter">
            <chart:domain table:cell-range-address="Sheet2.A17:Sheet2.A21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7:Sheet2.A21</svg:desc>
                </draw:g>
              </table:table-cell>
              <table:table-cell office:value-type="float" office:value="1">
                <text:p>1</text:p>
                <draw:g>
                  <svg:desc>Sheet2.C17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964597543422">
                <text:p>1.08964597543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4437312025256">
                <text:p>2.2443731202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24779992548888">
                <text:p>5.24779992548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94782955117262">
                <text:p>5.94782955117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PART C: NO. OF PROCESSORS vs. SPEEDUP</text:p>
        </chart:title>
        <chart:plot-area chart:style-name="ch3" table:cell-range-address="Sheet2.C74:Sheet2.C78 Sheet2.E74:Sheet2.E78" svg:x="1.331cm" svg:y="1.275cm" svg:width="14.349cm" svg:height="6.564cm">
          <chartooo:coordinate-region svg:x="1.767cm" svg:y="1.474cm" svg:width="13.541cm" svg:height="5.718cm"/>
          <chart:axis chart:dimension="x" chart:name="primary-x" chart:style-name="ch4">
            <chart:title svg:x="6.754cm" svg:y="8.019cm" chart:style-name="ch5">
              <text:p>NO. OF PROCESSORS</text:p>
            </chart:title>
          </chart:axis>
          <chart:axis chart:dimension="y" chart:name="primary-y" chart:style-name="ch4">
            <chart:title svg:x="0.451cm" svg:y="5.382cm" chart:style-name="ch6">
              <text:p>SPEEDUP</text:p>
            </chart:title>
            <chart:grid chart:style-name="ch7" chart:class="major"/>
          </chart:axis>
          <chart:series chart:style-name="ch8" chart:values-cell-range-address="Sheet2.E74:Sheet2.E78" chart:class="chart:scatter">
            <chart:domain table:cell-range-address="Sheet2.C74:Sheet2.C7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74:Sheet2.C78</svg:desc>
                </draw:g>
              </table:table-cell>
              <table:table-cell office:value-type="float" office:value="1">
                <text:p>1</text:p>
                <draw:g>
                  <svg:desc>Sheet2.E74:Sheet2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889520103865">
                <text:p>1.08889520103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2149864994009">
                <text:p>2.22149864994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4329104242893">
                <text:p>4.94329104242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94230980676881">
                <text:p>8.94230980676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PART C: NO. OF PROCESSORS vs. SPEEDUP</text:p>
        </chart:title>
        <chart:legend chart:legend-position="end" svg:x="14.021cm" svg:y="3.952cm" style:legend-expansion="high" chart:style-name="ch3"/>
        <chart:plot-area chart:style-name="ch4" table:cell-range-address="Sheet2.I80:Sheet2.K84" chart:data-source-has-labels="row" svg:x="1.331cm" svg:y="1.275cm" svg:width="12.37cm" svg:height="6.564cm">
          <chartooo:coordinate-region svg:x="1.767cm" svg:y="1.474cm" svg:width="11.562cm" svg:height="5.718cm"/>
          <chart:axis chart:dimension="x" chart:name="primary-x" chart:style-name="ch5">
            <chart:title svg:x="5.765cm" svg:y="8.019cm" chart:style-name="ch6">
              <text:p>NO. OF PROCESSOR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  <chart:grid chart:style-name="ch8" chart:class="major"/>
          </chart:axis>
          <chart:series chart:style-name="ch9" chart:values-cell-range-address="Sheet2.J80:Sheet2.J84" loext:label-string="gnu" chart:class="chart:scatter">
            <chart:domain table:cell-range-address="Sheet2.I80:Sheet2.I84"/>
            <chart:data-point chart:repeated="5"/>
          </chart:series>
          <chart:series chart:style-name="ch10" chart:values-cell-range-address="Sheet2.K80:Sheet2.K84" loext:label-string="intel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gnu</text:p>
              </table:table-cell>
              <table:table-cell office:value-type="string">
                <text:p>int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I80:Sheet2.I84</svg:desc>
                </draw:g>
              </table:table-cell>
              <table:table-cell office:value-type="float" office:value="1">
                <text:p>1</text:p>
                <draw:g>
                  <svg:desc>Sheet2.J80:Sheet2.J84</svg:desc>
                </draw:g>
              </table:table-cell>
              <table:table-cell office:value-type="float" office:value="1">
                <text:p>1</text:p>
                <draw:g>
                  <svg:desc>Sheet2.K80:Sheet2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964597543422">
                <text:p>1.08964597543422</text:p>
              </table:table-cell>
              <table:table-cell office:value-type="float" office:value="1.08889520103865">
                <text:p>1.08889520103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4437312025256">
                <text:p>2.24437312025256</text:p>
              </table:table-cell>
              <table:table-cell office:value-type="float" office:value="2.22149864994009">
                <text:p>2.22149864994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24779992548888">
                <text:p>5.24779992548888</text:p>
              </table:table-cell>
              <table:table-cell office:value-type="float" office:value="4.94329104242893">
                <text:p>4.94329104242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94782955117262">
                <text:p>5.94782955117262</text:p>
              </table:table-cell>
              <table:table-cell office:value-type="float" office:value="8.94230980676881">
                <text:p>8.942309806768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